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838cm"/>
    </style:style>
    <style:style style:name="Table1.B" style:family="table-column">
      <style:table-column-properties style:column-width="7.197cm"/>
    </style:style>
    <style:style style:name="Table1.C" style:family="table-column">
      <style:table-column-properties style:column-width="8.96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58cm" table:align="left"/>
    </style:style>
    <style:style style:name="Table2.A" style:family="table-column">
      <style:table-column-properties style:column-width="0.838cm"/>
    </style:style>
    <style:style style:name="Table2.B" style:family="table-column">
      <style:table-column-properties style:column-width="2.085cm"/>
    </style:style>
    <style:style style:name="Table2.C" style:family="table-column">
      <style:table-column-properties style:column-width="11.4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838cm"/>
    </style:style>
    <style:style style:name="Table3.B" style:family="table-column">
      <style:table-column-properties style:column-width="2.464cm"/>
    </style:style>
    <style:style style:name="Table3.C" style:family="table-column">
      <style:table-column-properties style:column-width="13.698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</style:style>
    <style:style style:name="P18" style:family="paragraph" style:parent-style-name="Text_20_body" style:list-style-name="L4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P20" style:family="paragraph" style:parent-style-name="Text_20_body" style:list-style-name="L6">
      <style:paragraph-properties fo:margin-top="0cm" fo:margin-bottom="0cm"/>
    </style:style>
    <style:style style:name="P21" style:family="paragraph" style:parent-style-name="Text_20_body" style:list-style-name="L8">
      <style:paragraph-properties fo:margin-top="0cm" fo:margin-bottom="0cm"/>
    </style:style>
    <style:style style:name="P22" style:family="paragraph" style:parent-style-name="Text_20_body" style:list-style-name="L9">
      <style:paragraph-properties fo:margin-top="0cm" fo:margin-bottom="0cm"/>
    </style:style>
    <style:style style:name="P23" style:family="paragraph" style:parent-style-name="Text_20_body" style:list-style-name="L10">
      <style:paragraph-properties fo:margin-top="0cm" fo:margin-bottom="0cm"/>
    </style:style>
    <style:style style:name="P24" style:family="paragraph" style:parent-style-name="Text_20_body" style:list-style-name="L11">
      <style:paragraph-properties fo:margin-top="0cm" fo:margin-bottom="0cm"/>
    </style:style>
    <style:style style:name="P25" style:family="paragraph" style:parent-style-name="Text_20_body" style:list-style-name="L12">
      <style:paragraph-properties fo:margin-top="0cm" fo:margin-bottom="0cm"/>
    </style:style>
    <style:style style:name="P26" style:family="paragraph" style:parent-style-name="Text_20_body" style:list-style-name="L13">
      <style:paragraph-properties fo:margin-top="0cm" fo:margin-bottom="0cm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g Interview Questions</text:h>
      <text:p text:style-name="Text_20_body">Spring interview questions and answers are frequently asked because it is now widely used framework to develop enterprise application in java. There are given a list of top 40 frequently asked spring interview questions.</text:p>
      <text:p text:style-name="Horizontal_20_Line"/>
      <text:h text:style-name="Heading_20_3" text:outline-level="3">1) What is Spring?</text:h>
      <text:p text:style-name="Text_20_body">It is a lightweight, loosely coupled and integrated framework for developing enterprise applications in java.</text:p>
      <text:p text:style-name="Horizontal_20_Line"/>
      <text:h text:style-name="Heading_20_3" text:outline-level="3">2) What are the advantages of spring framework?</text:h>
      <text:list xml:id="list526824967" text:style-name="L1">
        <text:list-item>
          <text:p text:style-name="P15">Predefined Templates </text:p>
        </text:list-item>
        <text:list-item>
          <text:p text:style-name="P15">Loose Coupling </text:p>
        </text:list-item>
        <text:list-item>
          <text:p text:style-name="P15">Easy to test </text:p>
        </text:list-item>
        <text:list-item>
          <text:p text:style-name="P15">Lightweight </text:p>
        </text:list-item>
        <text:list-item>
          <text:p text:style-name="P15">Fast Development </text:p>
        </text:list-item>
        <text:list-item>
          <text:p text:style-name="P15">Powerful Abstraction </text:p>
        </text:list-item>
        <text:list-item>
          <text:p text:style-name="P1">Declarative support </text:p>
        </text:list-item>
      </text:list>
      <text:p text:style-name="P14"><text:a xlink:type="simple" xlink:href="https://www.javatpoint.com/spring-tutorial" office:target-frame-name="_blank" xlink:show="new">More details...</text:a> </text:p>
      <text:p text:style-name="Horizontal_20_Line"/>
      <text:h text:style-name="Heading_20_3" text:outline-level="3">3) What are the modules of spring framework?</text:h>
      <text:list xml:id="list1511699354" text:style-name="L2">
        <text:list-item>
          <text:p text:style-name="P16">Test </text:p>
        </text:list-item>
        <text:list-item>
          <text:p text:style-name="P16">Spring Core Container </text:p>
        </text:list-item>
        <text:list-item>
          <text:p text:style-name="P16">AOP, Aspects and Instrumentation </text:p>
        </text:list-item>
        <text:list-item>
          <text:p text:style-name="P16">Data Access/Integration </text:p>
        </text:list-item>
        <text:list-item>
          <text:p text:style-name="P2">Web </text:p>
        </text:list-item>
      </text:list>
      <text:p text:style-name="P14"><text:a xlink:type="simple" xlink:href="https://www.javatpoint.com/spring-modules" office:target-frame-name="_blank" xlink:show="new">More details...</text:a> </text:p>
      <text:p text:style-name="Horizontal_20_Line"/>
      <text:h text:style-name="Heading_20_3" text:outline-level="3">4) What is IOC and DI?</text:h>
      <text:p text:style-name="Text_20_body">IOC (Inversion of Control) and DI (Dependency Injection) is a design pattern to provide loose coupling. It removes the dependency from the program.</text:p>
      <text:p text:style-name="Text_20_body">Let's write a code without following IOC and DI.</text:p>
      <text:list xml:id="list2134599281" text:style-name="L3">
        <text:list-item>
          <text:p text:style-name="P17">public class Employee{  </text:p>
        </text:list-item>
        <text:list-item>
          <text:p text:style-name="P17">Address address;  </text:p>
        </text:list-item>
        <text:list-item>
          <text:p text:style-name="P17">Employee(){  </text:p>
        </text:list-item>
        <text:list-item>
          <text:p text:style-name="P17">address=new Address();//creating instance  </text:p>
        </text:list-item>
        <text:list-item>
          <text:p text:style-name="P17">}  </text:p>
        </text:list-item>
        <text:list-item>
          <text:p text:style-name="P3">}  </text:p>
        </text:list-item>
      </text:list>
      <text:p text:style-name="Text_20_body">Now, there is dependency between Employee and Address because Employee is forced to use the same address instance.</text:p>
      <text:p text:style-name="Text_20_body"><text:soft-page-break/>Let's write the IOC or DI code.</text:p>
      <text:list xml:id="list1754858158" text:style-name="L4">
        <text:list-item>
          <text:p text:style-name="P18">public class Employee{  </text:p>
        </text:list-item>
        <text:list-item>
          <text:p text:style-name="P18">Address address;  </text:p>
        </text:list-item>
        <text:list-item>
          <text:p text:style-name="P18">Employee(Address address){  </text:p>
        </text:list-item>
        <text:list-item>
          <text:p text:style-name="P18">this.address=address;//not creating instance  </text:p>
        </text:list-item>
        <text:list-item>
          <text:p text:style-name="P18">}  </text:p>
        </text:list-item>
        <text:list-item>
          <text:p text:style-name="P4">}  </text:p>
        </text:list-item>
      </text:list>
      <text:p text:style-name="Text_20_body">Now, there is no dependency between Employee and Address because Employee is not forced to use the same address instance. It can use any address instance.</text:p>
      <text:p text:style-name="Horizontal_20_Line"/>
      <text:h text:style-name="Heading_20_3" text:outline-level="3">5) What is the role of IOC container in spring?</text:h>
      <text:p text:style-name="Text_20_body">IOC container is responsible to:</text:p>
      <text:list xml:id="list1231855971" text:style-name="L5">
        <text:list-item>
          <text:p text:style-name="P19">create the instance </text:p>
        </text:list-item>
        <text:list-item>
          <text:p text:style-name="P19">configure the instance, and </text:p>
        </text:list-item>
        <text:list-item>
          <text:p text:style-name="P5">assemble the dependencies </text:p>
        </text:list-item>
      </text:list>
      <text:p text:style-name="P14"><text:a xlink:type="simple" xlink:href="https://www.javatpoint.com/ioc-container" office:target-frame-name="_blank" xlink:show="new">More details...</text:a> </text:p>
      <text:p text:style-name="Horizontal_20_Line"/>
      <text:h text:style-name="Heading_20_3" text:outline-level="3">6) What are the types of IOC container in spring?</text:h>
      <text:p text:style-name="Text_20_body">There are two types of IOC containers in spring framework.</text:p>
      <text:list xml:id="list32053190" text:style-name="L6">
        <text:list-item>
          <text:p text:style-name="P20">BeanFactory </text:p>
        </text:list-item>
        <text:list-item>
          <text:p text:style-name="P6">ApplicationContext </text:p>
        </text:list-item>
      </text:list>
      <text:p text:style-name="P14"><text:a xlink:type="simple" xlink:href="https://www.javatpoint.com/ioc-container" office:target-frame-name="_blank" xlink:show="new">More details...</text:a> </text:p>
      <text:p text:style-name="Horizontal_20_Line"/>
      <text:h text:style-name="Heading_20_3" text:outline-level="3">7) What is the difference between BeanFactory and ApplicationContext?</text:h>
      <text:p text:style-name="Text_20_body">BeanFactory is the <text:span text:style-name="T1">basic container</text:span> whereas ApplicationContext is the <text:span text:style-name="T1">advanced container</text:span>. ApplicationContext extends the BeanFactory interface. ApplicationContext provides more facilities than BeanFactory such as integration with spring AOP, message resource handling for i18n etc.</text:p>
      <text:p text:style-name="Horizontal_20_Line"/>
      <text:h text:style-name="Heading_20_3" text:outline-level="3">8) What is the difference between constructor injection and setter injection?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No.</text:p>
          </table:table-cell>
          <table:table-cell table:style-name="Table1.A1" office:value-type="string">
            <text:p text:style-name="Table_20_Heading">Constructor Injection</text:p>
          </table:table-cell>
          <table:table-cell table:style-name="Table1.A1" office:value-type="string">
            <text:p text:style-name="Table_20_Heading">Setter Injection</text:p>
          </table:table-cell>
        </table:table-row>
        <table:table-row>
          <table:table-cell table:style-name="Table1.A1" office:value-type="string">
            <text:p text:style-name="Table_20_Contents">1)</text:p>
          </table:table-cell>
          <table:table-cell table:style-name="Table1.A1" office:value-type="string">
            <text:p text:style-name="Table_20_Contents">No Partial Injection</text:p>
          </table:table-cell>
          <table:table-cell table:style-name="Table1.A1" office:value-type="string">
            <text:p text:style-name="Table_20_Contents">Partial Injection</text:p>
          </table:table-cell>
        </table:table-row>
        <table:table-row>
          <table:table-cell table:style-name="Table1.A1" office:value-type="string">
            <text:p text:style-name="Table_20_Contents">2)</text:p>
          </table:table-cell>
          <table:table-cell table:style-name="Table1.A1" office:value-type="string">
            <text:p text:style-name="Table_20_Contents">Desn't override the setter property</text:p>
          </table:table-cell>
          <table:table-cell table:style-name="Table1.A1" office:value-type="string">
            <text:p text:style-name="Table_20_Contents">Overrides the constructor property if both are defined.</text:p>
          </table:table-cell>
        </table:table-row>
        <table:table-row>
          <table:table-cell table:style-name="Table1.A1" office:value-type="string">
            <text:p text:style-name="Table_20_Contents">3)</text:p>
          </table:table-cell>
          <table:table-cell table:style-name="Table1.A1" office:value-type="string">
            <text:p text:style-name="Table_20_Contents">Creates new instance if any modification occurs</text:p>
          </table:table-cell>
          <table:table-cell table:style-name="Table1.A1" office:value-type="string">
            <text:p text:style-name="Table_20_Contents">Doesn't create new instance if you change the property value</text:p>
          </table:table-cell>
        </table:table-row>
        <table:table-row>
          <table:table-cell table:style-name="Table1.A1" office:value-type="string">
            <text:p text:style-name="Table_20_Contents">4)</text:p>
          </table:table-cell>
          <table:table-cell table:style-name="Table1.A1" office:value-type="string">
            <text:p text:style-name="Table_20_Contents">Better for too many properties</text:p>
          </table:table-cell>
          <table:table-cell table:style-name="Table1.A1" office:value-type="string">
            <text:p text:style-name="Table_20_Contents">Better for few properties.</text:p>
          </table:table-cell>
        </table:table-row>
      </table:table>
      <text:p text:style-name="P14"><text:a xlink:type="simple" xlink:href="https://www.javatpoint.com/difference-between-constructor-and-setter-injection" office:target-frame-name="_blank" xlink:show="new">More details...</text:a> </text:p>
      <text:p text:style-name="Horizontal_20_Line"/>
      <text:h text:style-name="Heading_20_3" text:outline-level="3"><text:soft-page-break/>9) What is autowiring in spring? What are the autowiring modes?</text:h>
      <text:p text:style-name="Text_20_body">Autowiring enables the programmer to inject the bean automatically. We don't need to write explicit injection logic.</text:p>
      <text:p text:style-name="Text_20_body">Let's see the code to inject bean using dependency injection.</text:p>
      <text:list xml:id="list780059713" text:style-name="L7">
        <text:list-item>
          <text:p text:style-name="P7">&lt;bean id="emp" class="com.javatpoint.Employee" autowire="byName" /&gt;  </text:p>
        </text:list-item>
      </text:list>
      <text:p text:style-name="Text_20_body">The autowiring modes are given below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No.</text:p>
          </table:table-cell>
          <table:table-cell table:style-name="Table2.A1" office:value-type="string">
            <text:p text:style-name="Table_20_Heading">Mode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1)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this is the default mode, it means autowiring is not enabled.</text:p>
          </table:table-cell>
        </table:table-row>
        <table:table-row>
          <table:table-cell table:style-name="Table2.A1" office:value-type="string">
            <text:p text:style-name="Table_20_Contents">2)</text:p>
          </table:table-cell>
          <table:table-cell table:style-name="Table2.A1" office:value-type="string">
            <text:p text:style-name="Table_20_Contents">byName</text:p>
          </table:table-cell>
          <table:table-cell table:style-name="Table2.A1" office:value-type="string">
            <text:p text:style-name="Table_20_Contents">injects the bean based on the property name. It uses setter method.</text:p>
          </table:table-cell>
        </table:table-row>
        <table:table-row>
          <table:table-cell table:style-name="Table2.A1" office:value-type="string">
            <text:p text:style-name="Table_20_Contents">3)</text:p>
          </table:table-cell>
          <table:table-cell table:style-name="Table2.A1" office:value-type="string">
            <text:p text:style-name="Table_20_Contents">byType</text:p>
          </table:table-cell>
          <table:table-cell table:style-name="Table2.A1" office:value-type="string">
            <text:p text:style-name="Table_20_Contents">injects the bean based on the property type. It uses setter method.</text:p>
          </table:table-cell>
        </table:table-row>
        <table:table-row>
          <table:table-cell table:style-name="Table2.A1" office:value-type="string">
            <text:p text:style-name="Table_20_Contents">4)</text:p>
          </table:table-cell>
          <table:table-cell table:style-name="Table2.A1" office:value-type="string">
            <text:p text:style-name="Table_20_Contents">constructor</text:p>
          </table:table-cell>
          <table:table-cell table:style-name="Table2.A1" office:value-type="string">
            <text:p text:style-name="Table_20_Contents">It injects the bean using constructor</text:p>
          </table:table-cell>
        </table:table-row>
      </table:table>
      <text:p text:style-name="Text_20_body">The "autodetect" mode is deprecated since spring 3.</text:p>
      <text:p text:style-name="Horizontal_20_Line"/>
      <text:h text:style-name="Heading_20_3" text:outline-level="3">10) What are the different bean scopes in spring?</text:h>
      <text:p text:style-name="Text_20_body">There are 5 bean scopes in spring framework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No.</text:p>
          </table:table-cell>
          <table:table-cell table:style-name="Table3.A1" office:value-type="string">
            <text:p text:style-name="Table_20_Heading">Scope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1)</text:p>
          </table:table-cell>
          <table:table-cell table:style-name="Table3.A1" office:value-type="string">
            <text:p text:style-name="Table_20_Contents">singleton</text:p>
          </table:table-cell>
          <table:table-cell table:style-name="Table3.A1" office:value-type="string">
            <text:p text:style-name="Table_20_Contents">The bean instance will be only once and same instance will be returned by the IOC container. It is the default scope.</text:p>
          </table:table-cell>
        </table:table-row>
        <table:table-row>
          <table:table-cell table:style-name="Table3.A1" office:value-type="string">
            <text:p text:style-name="Table_20_Contents">2)</text:p>
          </table:table-cell>
          <table:table-cell table:style-name="Table3.A1" office:value-type="string">
            <text:p text:style-name="Table_20_Contents">prototype</text:p>
          </table:table-cell>
          <table:table-cell table:style-name="Table3.A1" office:value-type="string">
            <text:p text:style-name="Table_20_Contents">The bean instance will be created each time when requested.</text:p>
          </table:table-cell>
        </table:table-row>
        <table:table-row>
          <table:table-cell table:style-name="Table3.A1" office:value-type="string">
            <text:p text:style-name="Table_20_Contents">3)</text:p>
          </table:table-cell>
          <table:table-cell table:style-name="Table3.A1" office:value-type="string">
            <text:p text:style-name="Table_20_Contents">request</text:p>
          </table:table-cell>
          <table:table-cell table:style-name="Table3.A1" office:value-type="string">
            <text:p text:style-name="Table_20_Contents">The bean instance will be created per HTTP request.</text:p>
          </table:table-cell>
        </table:table-row>
        <table:table-row>
          <table:table-cell table:style-name="Table3.A1" office:value-type="string">
            <text:p text:style-name="Table_20_Contents">4)</text:p>
          </table:table-cell>
          <table:table-cell table:style-name="Table3.A1" office:value-type="string">
            <text:p text:style-name="Table_20_Contents">session</text:p>
          </table:table-cell>
          <table:table-cell table:style-name="Table3.A1" office:value-type="string">
            <text:p text:style-name="Table_20_Contents">The bean instance will be created per HTTP session.</text:p>
          </table:table-cell>
        </table:table-row>
        <table:table-row>
          <table:table-cell table:style-name="Table3.A1" office:value-type="string">
            <text:p text:style-name="Table_20_Contents">5)</text:p>
          </table:table-cell>
          <table:table-cell table:style-name="Table3.A1" office:value-type="string">
            <text:p text:style-name="Table_20_Contents">globalsession</text:p>
          </table:table-cell>
          <table:table-cell table:style-name="Table3.A1" office:value-type="string">
            <text:p text:style-name="Table_20_Contents">The bean instance will be created per HTTP global session. It can be used in portlet context only.</text:p>
          </table:table-cell>
        </table:table-row>
      </table:table>
      <text:p text:style-name="Horizontal_20_Line"/>
      <text:h text:style-name="Heading_20_3" text:outline-level="3">11) In which scenario, you will use singleton and prototype scope?</text:h>
      <text:p text:style-name="Text_20_body">Singleton scope should be used with EJB <text:span text:style-name="T1">stateless session bean</text:span> and prototype scope with EJB <text:span text:style-name="T1">stateful session bean</text:span>.</text:p>
      <text:p text:style-name="Horizontal_20_Line"/>
      <text:h text:style-name="Heading_20_3" text:outline-level="3">12) What are the transaction management supports provided by spring?</text:h>
      <text:p text:style-name="Text_20_body">Spring framework provides two type of transaction management supports:</text:p>
      <text:list xml:id="list2057792268" text:style-name="L8">
        <text:list-item>
          <text:p text:style-name="P21"><text:span text:style-name="T1">Programmatic Transaction Management</text:span>: should be used for few transaction operations. </text:p>
        </text:list-item>
        <text:list-item>
          <text:p text:style-name="P8"><text:span text:style-name="T1">Declarative Transaction Management</text:span>: should be used for many transaction operations. </text:p>
        </text:list-item>
      </text:list>
      <text:p text:style-name="Horizontal_20_Line"/>
      <text:h text:style-name="Heading_20_2" text:outline-level="2">» Spring JDBC Interview Questions</text:h>
      <text:p text:style-name="Horizontal_20_Line"/>
      <text:h text:style-name="Heading_20_3" text:outline-level="3"><text:soft-page-break/>13) What are the advantages of JdbcTemplate in spring?</text:h>
      <text:p text:style-name="Text_20_body"><text:span text:style-name="T1">Less code</text:span>: By using the JdbcTemplate class, you don't need to create connection,statement,start transaction,commit transaction and close connection to execute different queries. You can execute the query directly.</text:p>
      <text:p text:style-name="P14"><text:a xlink:type="simple" xlink:href="https://www.javatpoint.com/spring-JdbcTemplate-tutorial" office:target-frame-name="_blank" xlink:show="new">More details...</text:a> </text:p>
      <text:p text:style-name="Horizontal_20_Line"/>
      <text:h text:style-name="Heading_20_3" text:outline-level="3">14) What are classes for spring JDBC API?</text:h>
      <text:list xml:id="list1096769363" text:style-name="L9">
        <text:list-item>
          <text:p text:style-name="P22">JdbcTemplate </text:p>
        </text:list-item>
        <text:list-item>
          <text:p text:style-name="P22">SimpleJdbcTemplate </text:p>
        </text:list-item>
        <text:list-item>
          <text:p text:style-name="P22">NamedParameterJdbcTemplate </text:p>
        </text:list-item>
        <text:list-item>
          <text:p text:style-name="P22">SimpleJdbcInsert </text:p>
        </text:list-item>
        <text:list-item>
          <text:p text:style-name="P9">SimpleJdbcCall </text:p>
        </text:list-item>
      </text:list>
      <text:p text:style-name="P14"><text:a xlink:type="simple" xlink:href="https://www.javatpoint.com/spring-JdbcTemplate-tutorial" office:target-frame-name="_blank" xlink:show="new">More details...</text:a> </text:p>
      <text:p text:style-name="Horizontal_20_Line"/>
      <text:h text:style-name="Heading_20_3" text:outline-level="3">15) How can you fetch records by spring JdbcTemplate?</text:h>
      <text:p text:style-name="Text_20_body">You can fetch records from the database by the <text:span text:style-name="T1">query method of JdbcTemplate</text:span>. There are two interfaces to do this:</text:p>
      <text:list xml:id="list991410631" text:style-name="L10">
        <text:list-item>
          <text:p text:style-name="P23"><text:a xlink:type="simple" xlink:href="https://www.javatpoint.com/ResultSetExtractor-example" office:target-frame-name="_blank" xlink:show="new">ResultSetExtractor</text:a> </text:p>
        </text:list-item>
        <text:list-item>
          <text:p text:style-name="P10"><text:a xlink:type="simple" xlink:href="https://www.javatpoint.com/RowMapper-example" office:target-frame-name="_blank" xlink:show="new">RowMapper</text:a> </text:p>
        </text:list-item>
      </text:list>
      <text:p text:style-name="Horizontal_20_Line"/>
      <text:h text:style-name="Heading_20_3" text:outline-level="3">16) What is the advantage of NamedParameterJdbcTemplate?</text:h>
      <text:p text:style-name="Text_20_body">NamedParameterJdbcTemplate class is used to pass value to the named parameter. A named parameter is better than ? (question mark of PreparedStatement).</text:p>
      <text:p text:style-name="Text_20_body">It is <text:span text:style-name="T1">better to remember</text:span>.</text:p>
      <text:p text:style-name="P14"><text:a xlink:type="simple" xlink:href="https://www.javatpoint.com/spring-NamedParameterJdbcTemplate-example" office:target-frame-name="_blank" xlink:show="new">More details...</text:a> </text:p>
      <text:p text:style-name="Horizontal_20_Line"/>
      <text:h text:style-name="Heading_20_3" text:outline-level="3">17) What is the advantage of SimpleJdbcTemplate?</text:h>
      <text:p text:style-name="Text_20_body">The <text:span text:style-name="T1">SimpleJdbcTemplate</text:span> supports the feature of var-args and autoboxing.</text:p>
      <text:p text:style-name="P14"><text:a xlink:type="simple" xlink:href="https://www.javatpoint.com/spring-SimpleJdbcTemplate-example" office:target-frame-name="_blank" xlink:show="new">More details...</text:a> </text:p>
      <text:p text:style-name="Horizontal_20_Line"/>
      <text:h text:style-name="Heading_20_2" text:outline-level="2">» Spring AOP Interview Questions</text:h>
      <text:p text:style-name="Horizontal_20_Line"/>
      <text:h text:style-name="Heading_20_3" text:outline-level="3">18) What is AOP?</text:h>
      <text:p text:style-name="Text_20_body">AOP is an acronym for Aspect Oriented Programming. It is a methodology that divides the program logic into pieces or parts or concerns.</text:p>
      <text:p text:style-name="Text_20_body"><text:soft-page-break/>It increases the modularity and the key unit is Aspect.</text:p>
      <text:p text:style-name="P14"><text:a xlink:type="simple" xlink:href="https://www.javatpoint.com/spring-aop-tutorial" office:target-frame-name="_blank" xlink:show="new">More details...</text:a> </text:p>
      <text:p text:style-name="Horizontal_20_Line"/>
      <text:h text:style-name="Heading_20_3" text:outline-level="3">19) What are the advantages of spring AOP?</text:h>
      <text:p text:style-name="Text_20_body">AOP enables you to dynamically add or remove concern before or after the business logic. It is <text:span text:style-name="T1">pluggable</text:span> and <text:span text:style-name="T1">easy to maintain</text:span>.</text:p>
      <text:p text:style-name="P14"><text:a xlink:type="simple" xlink:href="https://www.javatpoint.com/spring-aop-tutorial" office:target-frame-name="_blank" xlink:show="new">More details...</text:a> </text:p>
      <text:p text:style-name="Horizontal_20_Line"/>
      <text:h text:style-name="Heading_20_3" text:outline-level="3">20) What are the AOP terminology?</text:h>
      <text:p text:style-name="Text_20_body">AOP terminologies or concepts are as follows:</text:p>
      <text:list xml:id="list975879263" text:style-name="L11">
        <text:list-item>
          <text:p text:style-name="P24">JoinPoint </text:p>
        </text:list-item>
        <text:list-item>
          <text:p text:style-name="P24">Advice </text:p>
        </text:list-item>
        <text:list-item>
          <text:p text:style-name="P24">Pointcut </text:p>
        </text:list-item>
        <text:list-item>
          <text:p text:style-name="P24">Aspect </text:p>
        </text:list-item>
        <text:list-item>
          <text:p text:style-name="P24">Introduction </text:p>
        </text:list-item>
        <text:list-item>
          <text:p text:style-name="P24">Target Object </text:p>
        </text:list-item>
        <text:list-item>
          <text:p text:style-name="P24">Interceptor </text:p>
        </text:list-item>
        <text:list-item>
          <text:p text:style-name="P24">AOP Proxy </text:p>
        </text:list-item>
        <text:list-item>
          <text:p text:style-name="P11">Weaving </text:p>
        </text:list-item>
      </text:list>
      <text:p text:style-name="P14"><text:a xlink:type="simple" xlink:href="https://www.javatpoint.com/spring-aop-tutorial" office:target-frame-name="_blank" xlink:show="new">More details...</text:a> </text:p>
      <text:p text:style-name="Horizontal_20_Line"/>
      <text:h text:style-name="Heading_20_3" text:outline-level="3">21) What is JoinPoint?</text:h>
      <text:p text:style-name="Text_20_body">JoinPoint is any point in your program such as field access, method execution, exception handling etc.</text:p>
      <text:p text:style-name="Horizontal_20_Line"/>
      <text:h text:style-name="Heading_20_3" text:outline-level="3">22) Does spring framework support all JoinPoints?</text:h>
      <text:p text:style-name="Text_20_body">No, spring framework supports method execution joinpoint only.</text:p>
      <text:p text:style-name="Horizontal_20_Line"/>
      <text:h text:style-name="Heading_20_3" text:outline-level="3">23) What is Advice?</text:h>
      <text:p text:style-name="Text_20_body">Advice represents action taken by aspect.</text:p>
      <text:p text:style-name="Horizontal_20_Line"/>
      <text:h text:style-name="Heading_20_3" text:outline-level="3">24) What are the types of advice in AOP?</text:h>
      <text:p text:style-name="Text_20_body">There are 5 types of advices in spring AOP.</text:p>
      <text:list xml:id="list2031799318" text:style-name="L12">
        <text:list-item>
          <text:p text:style-name="P25">Before Advice </text:p>
        </text:list-item>
        <text:list-item>
          <text:p text:style-name="P25">After Advice </text:p>
        </text:list-item>
        <text:list-item>
          <text:p text:style-name="P25">After Returning Advice </text:p>
        </text:list-item>
        <text:list-item>
          <text:p text:style-name="P25"><text:soft-page-break/>Throws Advice </text:p>
        </text:list-item>
        <text:list-item>
          <text:p text:style-name="P12">Around Advice </text:p>
        </text:list-item>
      </text:list>
      <text:p text:style-name="Horizontal_20_Line"/>
      <text:h text:style-name="Heading_20_3" text:outline-level="3">25) What is Pointcut?</text:h>
      <text:p text:style-name="Text_20_body">Pointcut is expression language of Spring AOP.</text:p>
      <text:p text:style-name="Horizontal_20_Line"/>
      <text:h text:style-name="Heading_20_3" text:outline-level="3">26) What is Aspect?</text:h>
      <text:p text:style-name="Text_20_body">Aspect is a class in spring AOP that contains advices and joinpoints.</text:p>
      <text:p text:style-name="Horizontal_20_Line"/>
      <text:h text:style-name="Heading_20_3" text:outline-level="3">27) What is Introduction?</text:h>
      <text:p text:style-name="Text_20_body">Introduction represents introduction of new fields and methods for a type.</text:p>
      <text:p text:style-name="Horizontal_20_Line"/>
      <text:h text:style-name="Heading_20_3" text:outline-level="3">28) What is target object?</text:h>
      <text:p text:style-name="Text_20_body">Target Object is a proxy object that is advised by one or more aspects.</text:p>
      <text:p text:style-name="Horizontal_20_Line"/>
      <text:h text:style-name="Heading_20_3" text:outline-level="3">29) What is interceptor?</text:h>
      <text:p text:style-name="Text_20_body">Interceptor is a class like aspect that contains one advice only.</text:p>
      <text:p text:style-name="Horizontal_20_Line"/>
      <text:h text:style-name="Heading_20_3" text:outline-level="3">30) What is weaving?</text:h>
      <text:p text:style-name="Text_20_body">Weaving is a process of linking aspect with other application.</text:p>
      <text:p text:style-name="Horizontal_20_Line"/>
      <text:h text:style-name="Heading_20_3" text:outline-level="3">31) Does spring perform weaving at compile time?</text:h>
      <text:p text:style-name="Text_20_body">No, spring framework performs weaving at runtime.</text:p>
      <text:p text:style-name="Horizontal_20_Line"/>
      <text:h text:style-name="Heading_20_3" text:outline-level="3">32) What are the AOP implementation?</text:h>
      <text:p text:style-name="Text_20_body">There are 3 AOP implementation.</text:p>
      <text:list xml:id="list1661948543" text:style-name="L13">
        <text:list-item>
          <text:p text:style-name="P26">Spring AOP </text:p>
        </text:list-item>
        <text:list-item>
          <text:p text:style-name="P26">Apache AspectJ </text:p>
        </text:list-item>
        <text:list-item>
          <text:p text:style-name="P13">JBoss AOP </text:p>
        </text:list-item>
      </text:list>
      <text:p text:style-name="Horizontal_20_Line"/>
      <text:h text:style-name="Heading_20_2" text:outline-level="2"><text:soft-page-break/>» Spring MVC Interview Questions</text:h>
      <text:p text:style-name="Horizontal_20_Line"/>
      <text:h text:style-name="Heading_20_3" text:outline-level="3">33) What is the front controller class of Spring MVC?</text:h>
      <text:p text:style-name="Text_20_body">The <text:span text:style-name="T1">DispatcherServlet</text:span> class works as the front controller in Spring MVC.</text:p>
      <text:p text:style-name="P14"><text:a xlink:type="simple" xlink:href="https://www.javatpoint.com/spring-3-mvc-tutorial" office:target-frame-name="_blank" xlink:show="new">More details...</text:a> </text:p>
      <text:p text:style-name="Horizontal_20_Line"/>
      <text:h text:style-name="Heading_20_3" text:outline-level="3">34) What does @Controller annotation?</text:h>
      <text:p text:style-name="Text_20_body">The <text:span text:style-name="T1">@Controller</text:span> annotation marks the class as controller class. It is applied on the class.</text:p>
      <text:p text:style-name="Horizontal_20_Line"/>
      <text:h text:style-name="Heading_20_3" text:outline-level="3">35) What does @RequestMapping annotation?</text:h>
      <text:p text:style-name="Text_20_body">The <text:span text:style-name="T1">@RequestMapping</text:span> annotation maps the request with the method. It is applied on the method.</text:p>
      <text:p text:style-name="Horizontal_20_Line"/>
      <text:h text:style-name="Heading_20_3" text:outline-level="3">36) What does the ViewResolver class?</text:h>
      <text:p text:style-name="Text_20_body">The <text:span text:style-name="T1">View Resolver</text:span> class resolves the view component to be invoked for the request. It defines prefix and suffix properties to resolve the view component.</text:p>
      <text:p text:style-name="Horizontal_20_Line"/>
      <text:h text:style-name="Heading_20_3" text:outline-level="3">37) Which ViewResolver class is widely used?</text:h>
      <text:p text:style-name="Text_20_body">The <text:span text:style-name="T1">org.springframework.web.servlet.view.InternalResourceViewResolver</text:span> class is widely used.</text:p>
      <text:p text:style-name="Horizontal_20_Line"/>
      <text:h text:style-name="Heading_20_3" text:outline-level="3">38) Does spring MVC provide validation support?</text:h>
      <text:p text:style-name="Text_20_body">Ye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dian </meta:initial-creator>
    <meta:creation-date>2018-04-18T11:33:02</meta:creation-date>
    <dc:date>2018-04-18T11:33:32</dc:date>
    <dc:creator>Pandian </dc:creator>
    <meta:editing-duration>P0D</meta:editing-duration>
    <meta:editing-cycles>1</meta:editing-cycles>
    <meta:document-statistic meta:table-count="3" meta:image-count="0" meta:object-count="0" meta:page-count="7" meta:paragraph-count="204" meta:word-count="1266" meta:character-count="8011" meta:non-whitespace-character-count="6921"/>
    <meta:generator>LibreOffice/3.5$Linux_x86 LibreOffice_project/350m1$Build-2</meta:generator>
  </office:meta>
</office:document-meta>
</file>